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Rounded_20_large_20_Arrow" draw:marker-end-width="0.66cm" draw:stroke-linejoin="bevel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1.809cm"/>
    </style:style>
    <style:style style:name="pr5" style:family="presentation" style:parent-style-name="TWU_20_Slide-outline1">
      <style:graphic-properties draw:auto-grow-height="true" fo:min-height="15.735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1.809cm"/>
    </style:style>
    <style:style style:name="pr8" style:family="presentation" style:parent-style-name="TWU_20_Slide-outline1">
      <style:graphic-properties draw:fill-color="#ffffff" draw:auto-grow-height="true" fo:min-height="15.735cm"/>
    </style:style>
    <style:style style:name="pr9" style:family="presentation" style:parent-style-name="TWU_20_Slide-outline1" style:list-style-name="L4">
      <style:graphic-properties draw:fill-color="#ffffff" draw:auto-grow-height="true" fo:min-height="15.735cm"/>
    </style:style>
    <style:style style:name="pr10" style:family="presentation" style:parent-style-name="TWU_20_Slide-outline1" style:list-style-name="L4">
      <style:graphic-properties draw:fill-color="#ffffff"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8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normal" style:font-weight-asian="normal" style:font-weight-complex="normal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 fo:font-weight="bold"/>
    </style:style>
    <style:style style:name="T4" style:family="text">
      <style:text-properties fo:color="#23ff23" fo:font-weight="bold"/>
    </style:style>
    <style:style style:name="T5" style:family="text">
      <style:text-properties fo:color="#ccccff" fo:font-weight="bold"/>
    </style:style>
    <style:style style:name="T6" style:family="text">
      <style:text-properties fo:color="#ffcc99" fo:font-weight="bold"/>
    </style:style>
    <style:style style:name="T7" style:family="text">
      <style:text-properties fo:color="#ffff00" fo:font-weight="bold"/>
    </style:style>
    <style:style style:name="T8" style:family="text">
      <style:text-properties fo:color="#ccccff"/>
    </style:style>
    <style:style style:name="T9" style:family="text">
      <style:text-properties fo:color="#ffcc99"/>
    </style:style>
    <style:style style:name="T10" style:family="text">
      <style:text-properties fo:color="#23ff23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ffcc99" fo:font-weight="bold" style:font-weight-asian="bold" style:font-weight-complex="bold"/>
    </style:style>
    <style:style style:name="T13" style:family="text">
      <style:text-properties fo:color="#23ff23" fo:font-size="24pt" fo:font-weight="bold" style:font-weight-asian="bold" style:font-weight-complex="bold"/>
    </style:style>
    <style:style style:name="T14" style:family="text">
      <style:text-properties fo:color="#ffcc99" fo:font-size="24pt" fo:font-weight="bold" style:font-weight-asian="bold" style:font-weight-complex="bold"/>
    </style:style>
    <style:style style:name="T15" style:family="text">
      <style:text-properties fo:font-size="18pt" fo:font-weight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cc99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polymorphism</presentation:footer-decl>
      <presentation:footer-decl presentation:name="ftr2">CMPTxxxx</presentation:footer-decl>
      <presentation:date-time-decl presentation:name="dtd1" presentation:source="fixed">1 Feb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olymorphism and Interfac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Feb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“<text:span text:style-name="T1">Has a</text:span>” vs. “<text:span text:style-name="T1">is a</text:span>” vs. “<text:span text:style-name="T1">is a kind of</text:span>”</text:p>
              </text:list-item>
              <text:list-item>
                <text:p><text:span text:style-name="T2">Polymorphism</text:span> and late binding</text:p>
              </text:list-item>
              <text:list-item>
                <text:p>Keyword <text:span text:style-name="T1">final</text:span></text:p>
              </text:list-item>
              <text:list-item>
                <text:p>Superclass <text:span text:style-name="T2">constructors</text:span></text:p>
              </text:list-item>
              <text:list-item>
                <text:p><text:span text:style-name="T2">Multiple</text:span> inheritance</text:p>
              </text:list-item>
              <text:list-item>
                <text:p><text:span text:style-name="T2">Abstract</text:span> superclasses vs. <text:span text:style-name="T2">interf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 presentation:user-transformed="true">
          <draw:text-box>
            <text:p text:style-name="P1">Relationships in OO design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Recall <text:span text:style-name="T2">classes</text:span> are user-defined container <text:span text:style-name="T2">types</text:span></text:p>
              </text:list-item>
              <text:list-item>
                <text:p text:style-name="P1">A <text:span text:style-name="T2">subclass</text:span> <text:span text:style-name="T1">inherits</text:span> attributes and methods from the superclass</text:p>
              </text:list-item>
              <text:list-item>
                <text:p text:style-name="P1"><text:span text:style-name="T1">Subclasses</text:span> are <text:span text:style-name="T2">specializations</text:span> of the superclass: “A <text:span text:style-name="T2">is a kind of</text:span> B”</text:p>
              </text:list-item>
              <text:list-item>
                <text:p text:style-name="P1"><text:span text:style-name="T1">Instances</text:span> are <text:span text:style-name="T2">examples</text:span> of a class: “A <text:span text:style-name="T2">is a</text:span> B”</text:p>
              </text:list-item>
              <text:list-item>
                <text:p text:style-name="P1"><text:span text:style-name="T1">Attributes</text:span> are <text:span text:style-name="T2">components</text:span> or parts of a class:<text:line-break/>“A <text:span text:style-name="T2">has a</text:span> B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Example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class </text:span><text:span text:style-name="T4">Mammal</text:span><text:span text:style-name="T3"> { </text:span><text:span text:style-name="T4">Heart</text:span><text:span text:style-name="T3"> </text:span><text:span text:style-name="T5">h</text:span><text:span text:style-name="T3">; void </text:span><text:span text:style-name="T6">eat()</text:span><text:span text:style-name="T3">; }</text:span></text:p>
                      </text:list-item>
                      <text:list-item>
                        <text:p text:style-name="P1"><text:span text:style-name="T3">class </text:span><text:span text:style-name="T4">Dog</text:span><text:span text:style-name="T3"> </text:span><text:span text:style-name="T7">extends</text:span><text:span text:style-name="T3"> </text:span><text:span text:style-name="T4">Mammal</text:span><text:span text:style-name="T3"> { void </text:span><text:span text:style-name="T6">bark()</text:span><text:span text:style-name="T3">; }</text:span></text:p>
                      </text:list-item>
                      <text:list-item>
                        <text:p text:style-name="P1"><text:span text:style-name="T3">class </text:span><text:span text:style-name="T4">Cat</text:span><text:span text:style-name="T3"> </text:span><text:span text:style-name="T7">extends</text:span><text:span text:style-name="T3"> </text:span><text:span text:style-name="T4">Mammal</text:span><text:span text:style-name="T3"> { void </text:span><text:span text:style-name="T6">meow()</text:span><text:span text:style-name="T3">; }</text:span></text:p>
                      </text:list-item>
                      <text:list-item>
                        <text:p text:style-name="P1"><text:span text:style-name="T4">Dog</text:span><text:span text:style-name="T3"> </text:span><text:span text:style-name="T5">fido</text:span><text:span text:style-name="T3"> = </text:span><text:span text:style-name="T7">new</text:span><text:span text:style-name="T3"> </text:span><text:span text:style-name="T4">Dog()</text:span><text:span text:style-name="T3">;</text:span></text:p>
                      </text:list-item>
                      <text:list-item>
                        <text:p text:style-name="P1"><text:span text:style-name="T4">Cat</text:span><text:span text:style-name="T3"> </text:span><text:span text:style-name="T5">smokey</text:span><text:span text:style-name="T3"> = </text:span><text:span text:style-name="T7">new</text:span><text:span text:style-name="T3"> </text:span><text:span text:style-name="T4">Cat()</text:span><text:span text:style-name="T3">;</text:span></text:p>
                      </text:list-item>
                    </text:list>
                  </text:list-item>
                  <text:list-item>
                    <text:p text:style-name="P1">“A <text:span text:style-name="T1">Dog</text:span> is a <text:span text:style-name="T2">kind</text:span> of <text:span text:style-name="T1">Mammal</text:span>.”</text:p>
                  </text:list-item>
                  <text:list-item>
                    <text:p text:style-name="P1">“<text:span text:style-name="T8">fido</text:span> <text:span text:style-name="T2">is a </text:span><text:span text:style-name="T1">Dog</text:span>.”</text:p>
                  </text:list-item>
                  <text:list-item>
                    <text:p text:style-name="P1">“<text:span text:style-name="T8">fido</text:span> <text:span text:style-name="T2">is a</text:span> <text:span text:style-name="T1">Mammal</text:span>.”</text:p>
                  </text:list-item>
                  <text:list-item>
                    <text:p text:style-name="P1">“<text:span text:style-name="T8">fido</text:span> <text:span text:style-name="T2">has a</text:span> <text:span text:style-name="T1">Heart</text:span>.”</text:p>
                  </text:list-item>
                  <text:list-item>
                    <text:p text:style-name="P1">“<text:span text:style-name="T8">smokey</text:span> <text:span text:style-name="T2">can</text:span> <text:span text:style-name="T9">meow()</text:span>.”</text:p>
                  </text:list-item>
                  <text:list-item>
                    <text:p text:style-name="P1">“<text:span text:style-name="T8">smokey</text:span> <text:span text:style-name="T2">can</text:span> <text:span text:style-name="T9">eat()</text:span>.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'final' on methods/classes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The '<text:span text:style-name="T1">final</text:span>' keyword:</text:p>
                <text:list>
                  <text:list-item>
                    <text:p>On <text:span text:style-name="T2">attributes</text:span>/variables: constant <text:span text:style-name="T2">value</text:span></text:p>
                    <text:list>
                      <text:list-item>
                        <text:p><text:span text:style-name="T10">public final float hourlyWage = 17.5;</text:span></text:p>
                      </text:list-item>
                    </text:list>
                  </text:list-item>
                  <text:list-item>
                    <text:p>On <text:span text:style-name="T2">methods</text:span>: cannot be <text:span text:style-name="T2">overriden</text:span> by subclass</text:p>
                    <text:list>
                      <text:list-item>
                        <text:p><text:span text:style-name="T10">public final void eat(Food f) {</text:span></text:p>
                      </text:list-item>
                    </text:list>
                  </text:list-item>
                  <text:list-item>
                    <text:p>On <text:span text:style-name="T2">classes</text:span>: cannot be <text:span text:style-name="T2">subclassed</text:span></text:p>
                    <text:list>
                      <text:list-item>
                        <text:p><text:span text:style-name="T10">public final class Dog {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uperclass constructor</text:p>
          </draw:text-box>
        </draw:frame>
        <draw:frame presentation:style-name="pr10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0">public class Dog extends Pet</text:span></text:p>
                      </text:list-item>
                    </text:list>
                  </text:list-item>
                </text:list>
              </text:list-item>
              <text:list-item>
                <text:p text:style-name="P1">A subclass' <text:span text:style-name="T11">constructor</text:span> does <text:span text:style-name="T2">not inherit</text:span>/override the superclass constructor</text:p>
              </text:list-item>
              <text:list-item>
                <text:p text:style-name="P1">But it <text:span text:style-name="T11">implicitly</text:span> <text:span text:style-name="T2">calls</text:span> the superclass constructor:</text:p>
                <text:list>
                  <text:list-item>
                    <text:list>
                      <text:list-item>
                        <text:p text:style-name="P1"><text:span text:style-name="T10">public Dog() { </text:span><text:span text:style-name="T12">/* implicitly calls Pet() */</text:span><text:span text:style-name="T10"> }</text:span></text:p>
                      </text:list-item>
                    </text:list>
                  </text:list-item>
                  <text:list-item>
                    <text:p text:style-name="P1">Can also <text:span text:style-name="T2">explicitly</text:span> call it with <text:span text:style-name="T1">super()</text:span><text:span text:style-name="T11">:</text:span></text:p>
                    <text:list>
                      <text:list-item>
                        <text:p text:style-name="P1"><text:span text:style-name="T10">public Dog() {</text:span></text:p>
                        <text:list>
                          <text:list-header>
                            <text:p text:style-name="P1"><text:span text:style-name="T13">super();</text:span><text:span text:style-name="T13"><text:tab/></text:span><text:span text:style-name="T13"><text:tab/></text:span><text:span text:style-name="T14">// explicitly call Pet() first</text:span></text:p>
                            <text:p text:style-name="P1"><text:span text:style-name="T13">...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 do Dog-specific stuff here</text:span></text:p>
                          </text:list-header>
                        </text:list>
                      </text:list-item>
                    </text:list>
                  </text:list-item>
                  <text:list-item>
                    <text:p>This is used to pass <text:span text:style-name="T2">parameters</text:span> to <text:span text:style-name="T1">super()</text:span></text:p>
                  </text:list-item>
                </text:list>
              </text:list-item>
            </text:list>
          </draw:text-box>
        </draw:frame>
        <draw:ellipse draw:style-name="gr2" draw:text-style-name="P6" draw:id="id2" draw:layer="layout" svg:width="3.48cm" svg:height="1.148cm" svg:x="22.081cm" svg:y="0.916cm">
          <text:p text:style-name="P5"><text:span text:style-name="T15">Pet</text:span></text:p>
        </draw:ellipse>
        <draw:ellipse draw:style-name="gr2" draw:text-style-name="P6" draw:id="id1" draw:layer="layout" svg:width="2.523cm" svg:height="1.148cm" svg:x="23.593cm" svg:y="3.04cm">
          <text:p text:style-name="P5"><text:span text:style-name="T15">Dog</text:span></text:p>
        </draw:ellipse>
        <draw:connector draw:style-name="gr3" draw:text-style-name="P7" draw:layer="layout" draw:type="line" svg:x1="24.854cm" svg:y1="3.04cm" svg:x2="23.821cm" svg:y2="2.064cm" draw:start-shape="id1" draw:start-glue-point="0" draw:end-shape="id2" draw:end-glue-point="2" svg:d="m24854 3040-1033-97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Employee example (Savitch)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Each class has <text:span text:style-name="T2">set</text:span>/<text:span text:style-name="T2">get</text:span> methods for its attribs</text:p>
              </text:list-item>
              <text:list-item>
                <text:p>.<text:span text:style-name="T1">toString</text:span>(): <text:span text:style-name="T2">overrides</text:span> superclass definitions</text:p>
              </text:list-item>
              <text:list-item>
                <text:p>.<text:span text:style-name="T1">equals</text:span>(): check for equality with another <text:span text:style-name="T2">object</text:span></text:p>
                <text:list>
                  <text:list-item>
                    <text:p>Takes an <text:span text:style-name="T1">Object</text:span> as the parameter</text:p>
                  </text:list-item>
                  <text:list-item>
                    <text:p><text:span text:style-name="T1">Object</text:span> is the superclass of everything</text:p>
                  </text:list-item>
                </text:list>
              </text:list-item>
            </text:list>
          </draw:text-box>
        </draw:frame>
        <draw:custom-shape draw:style-name="gr4" draw:text-style-name="P8" draw:id="id4" draw:layer="layout" svg:width="7.331cm" svg:height="3.211cm" svg:x="10.914cm" svg:y="10.583cm">
          <text:p text:style-name="P7"><text:span text:style-name="T16">Employee</text:span></text:p>
          <text:p text:style-name="P7"><text:span text:style-name="T17">name</text:span><text:span text:style-name="T18">: </text:span><text:span text:style-name="T19">String</text:span></text:p>
          <text:p text:style-name="P7"><text:span text:style-name="T17">hireDate</text:span><text:span text:style-name="T18">: </text:span><text:span text:style-name="T1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id="id3" draw:layer="layout" svg:width="8.793cm" svg:height="3.069cm" svg:x="5.388cm" svg:y="15.889cm">
          <text:p text:style-name="P7"><text:span text:style-name="T16">HourlyEmployee</text:span></text:p>
          <text:p text:style-name="P7"><text:span text:style-name="T17">wageRate</text:span><text:span text:style-name="T18">: </text:span><text:span text:style-name="T19">double</text:span></text:p>
          <text:p text:style-name="P7"><text:span text:style-name="T17">hours</text:span><text:span text:style-name="T18">: </text:span><text:span text:style-name="T19">dou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id="id5" draw:layer="layout" svg:width="8.793cm" svg:height="3.069cm" svg:x="15.218cm" svg:y="15.89cm">
          <text:p text:style-name="P7"><text:span text:style-name="T16">SalariedEmployee</text:span></text:p>
          <text:p text:style-name="P7"><text:span text:style-name="T17">salary</text:span><text:span text:style-name="T18">: </text:span><text:span text:style-name="T19">dou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9.784cm" svg:y1="15.889cm" svg:x2="14.579cm" svg:y2="13.794cm" draw:start-shape="id3" draw:start-glue-point="0" draw:end-shape="id4" draw:end-glue-point="2" svg:d="m9784 15889 4795-2095">
          <text:p/>
        </draw:connector>
        <draw:connector draw:style-name="gr5" draw:text-style-name="P7" draw:layer="layout" draw:type="line" svg:x1="19.614cm" svg:y1="15.89cm" svg:x2="14.579cm" svg:y2="13.794cm" draw:start-shape="id5" draw:start-glue-point="0" draw:end-shape="id4" draw:end-glue-point="2" svg:d="m19614 15890-5035-209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Designing for polymorphism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Spend time thinking carefully and designing the <text:span text:style-name="T2">class hierarchy</text:span>: “A <text:span text:style-name="T1">is a kind of</text:span> B” relationships</text:p>
                <text:list>
                  <text:list-item>
                    <text:list>
                      <text:list-item>
                        <text:p><text:span text:style-name="T10">Dog is a kind of Pet</text:span></text:p>
                      </text:list-item>
                    </text:list>
                  </text:list-item>
                </text:list>
              </text:list-item>
              <text:list-item>
                <text:p>Design your <text:span text:style-name="T2">functions</text:span> to act at the highest level of abstraction possible (<text:span text:style-name="T2">highest</text:span> superclass)</text:p>
                <text:list>
                  <text:list-item>
                    <text:p><text:span text:style-name="T2">Methods</text:span> of the superclass:</text:p>
                    <text:list>
                      <text:list-item>
                        <text:p><text:span text:style-name="T20">Pet</text:span><text:span text:style-name="T10">.eat()</text:span><text:span text:style-name="T21"> </text:span><text:span text:style-name="T21"><text:tab/></text:span><text:span text:style-name="T21"><text:tab/></text:span><text:span text:style-name="T12">// inherited by both Dog and Cat</text:span></text:p>
                      </text:list-item>
                    </text:list>
                  </text:list-item>
                  <text:list-item>
                    <text:p>Functions that take objects as <text:span text:style-name="T2">params</text:span>:</text:p>
                    <text:list>
                      <text:list-item>
                        <text:p><text:span text:style-name="T10">public void feed( </text:span><text:span text:style-name="T20">Pet p</text:span><text:span text:style-name="T10"> ) { … }</text:span></text:p>
                      </text:list-item>
                    </text:list>
                  </text:list-item>
                  <text:list-item>
                    <text:p>Functionality is <text:span text:style-name="T2">inherited</text:span> by subclasses</text:p>
                    <text:list>
                      <text:list-item>
                        <text:p><text:span text:style-name="T10">feed( </text:span><text:span text:style-name="T20">fido</text:span><text:span text:style-name="T10"> );</text:span><text:span text:style-name="T10"><text:tab/></text:span><text:span text:style-name="T10"><text:tab/></text:span><text:span text:style-name="T10">feed( </text:span><text:span text:style-name="T20">smokey</text:span><text:span text:style-name="T10">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Multiple inheritance (arity)</text:p>
          </draw:text-box>
        </draw:frame>
        <draw:frame presentation:style-name="pr8" draw:text-style-name="P1" draw:layer="layout" svg:width="25.958cm" svg:height="15.981cm" svg:x="1.072cm" svg:y="3.039cm" presentation:class="outline" presentation:user-transformed="true">
          <draw:text-box>
            <text:list text:style-name="L2">
              <text:list-item>
                <text:p text:style-name="P1">Some languages (C++) allow a subclass to inherit from <text:span text:style-name="T2">more than one superclass</text:span>:</text:p>
              </text:list-item>
            </text:list>
            <text:p text:style-name="P9"><text:span text:style-name="T22">class Horse { public void eat(); }</text:span></text:p>
            <text:p text:style-name="P9"><text:span text:style-name="T22">class Donkey { public void eat(); }</text:span></text:p>
            <text:p text:style-name="P9"><text:span text:style-name="T22">class Mule : public Horse, Donkey {}</text:span><text:span text:style-name="T23">// it's both!</text:span></text:p>
            <text:list text:continue-numbering="true" text:style-name="L2">
              <text:list-item>
                <text:p text:style-name="P1">How do <text:span text:style-name="T2">disambiguate</text:span> name collisions?</text:p>
              </text:list-item>
            </text:list>
            <text:p text:style-name="P9"><text:span text:style-name="T22">myMule.eat();</text:span><text:span text:style-name="T24"><text:tab/></text:span><text:span text:style-name="T24"><text:tab/></text:span><text:span text:style-name="T25">// which version of eat()?</text:span></text:p>
            <text:list text:continue-numbering="true" text:style-name="L2">
              <text:list-item>
                <text:list>
                  <text:list-item>
                    <text:p text:style-name="P1">Specify <text:span text:style-name="T2">superclass</text:span> name:</text:p>
                  </text:list-item>
                </text:list>
              </text:list-item>
            </text:list>
            <text:p text:style-name="P9"><text:span text:style-name="T22">myMule.Horse::eat();</text:span></text:p>
            <text:list text:continue-numbering="true" text:style-name="L2">
              <text:list-item>
                <text:p text:style-name="P1">In C++, Python: arity is <text:span text:style-name="T2">multiple</text:span>.</text:p>
              </text:list-item>
              <text:list-item>
                <text:p text:style-name="P1">In Java: arity is <text:span text:style-name="T2">single</text:span><text:span text:style-name="T2"><text:line-break/></text:span>(each class has exactly one superclass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Abstract vs. concrete class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2">Abstract</text:span> classes:</text:p>
                <text:list>
                  <text:list-item>
                    <text:p text:style-name="P1">Too <text:span text:style-name="T2">generic</text:span> to define a real object</text:p>
                    <text:list>
                      <text:list-item>
                        <text:p text:style-name="P1">e.g., <text:span text:style-name="T1">TwoDimensionalShape</text:span></text:p>
                      </text:list-item>
                    </text:list>
                  </text:list-item>
                  <text:list-item>
                    <text:p text:style-name="P1"><text:span text:style-name="T2">Not</text:span> intended to be directly instantiated</text:p>
                    <text:list>
                      <text:list-item>
                        <text:p text:style-name="P1"><text:span text:style-name="T2">Enforce</text:span> this in Java with the <text:span text:style-name="T1">abstract</text:span> keyword</text:p>
                      </text:list-item>
                      <text:list-item>
                        <text:p text:style-name="P1"><text:span text:style-name="T1">abstract</text:span> classes can have <text:span text:style-name="T1">abstract</text:span> <text:span text:style-name="T2">methods</text:span>:</text:p>
                        <text:list>
                          <text:list-item>
                            <text:p text:style-name="P1">No <text:span text:style-name="T2">body</text:span> defined; each <text:span text:style-name="T2">subclass</text:span> must implemen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Concrete</text:span> classes:</text:p>
                <text:list>
                  <text:list-item>
                    <text:p text:style-name="P1"><text:span text:style-name="T2">Subclass</text:span> of an abstract class, meant to be instantiated</text:p>
                    <text:list>
                      <text:list-item>
                        <text:p text:style-name="P1">e.g., <text:span text:style-name="T1">Square</text:span>, <text:span text:style-name="T1">Circle</text:span>, <text:span text:style-name="T1">Triang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e.g: TwoDimensionalShape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Abstract <text:span text:style-name="T2">superclass</text:span>: <text:span text:style-name="T9">TwoDimensionalShape</text:span></text:p>
                <text:list>
                  <text:list-item>
                    <text:p text:style-name="P1">Abstract <text:span text:style-name="T2">method</text:span>: <text:span text:style-name="T9">draw()</text:span></text:p>
                  </text:list-item>
                </text:list>
              </text:list-item>
            </text:list>
            <text:p text:style-name="P9"><text:span text:style-name="T26">abstract public class TwoDimensionalShape {</text:span></text:p>
            <text:p text:style-name="P10"><text:span text:style-name="T27">abstract public void draw();</text:span><text:span text:style-name="T27"><text:tab/></text:span><text:span text:style-name="T27"><text:tab/></text:span><text:span text:style-name="T28">// no body</text:span></text:p>
            <text:p text:style-name="P9"><text:span text:style-name="T29">}</text:span></text:p>
            <text:list text:continue-numbering="true" text:style-name="L2">
              <text:list-item>
                <text:p text:style-name="P1">Concrete <text:span text:style-name="T2">subclasses</text:span>: <text:span text:style-name="T9">Circle</text:span>, <text:span text:style-name="T9">Square</text:span>, <text:span text:style-name="T9">Triangle</text:span></text:p>
                <text:list>
                  <text:list-item>
                    <text:p text:style-name="P1">Each provide own <text:span text:style-name="T2">implementation</text:span> of <text:span text:style-name="T9">draw()</text:span></text:p>
                  </text:list-item>
                </text:list>
              </text:list-item>
            </text:list>
            <text:p text:style-name="P9"><text:span text:style-name="T26">public class Circle extends TwoDimensionalShape {</text:span></text:p>
            <text:p text:style-name="P10"><text:span text:style-name="T27">public void draw() { drawOval( x, y, r, r ); }</text:span></text:p>
            <text:p text:style-name="P9"><text:span text:style-name="T26">}</text:span></text:p>
            <text:p text:style-name="P9"><text:span text:style-name="T26">public class Square extends TwoDimensionalShape {</text:span></text:p>
            <text:p text:style-name="P10"><text:span text:style-name="T27">public void draw() { drawRect( x, y, w, h ); }</text:span></text:p>
            <text:p text:style-name="P9"><text:span text:style-name="T26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Interfac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Define a <text:span text:style-name="T2">set</text:span> of abstract methods</text:p>
              </text:list-item>
            </text:list>
            <text:p text:style-name="P9"><text:span text:style-name="T26">public </text:span><text:span text:style-name="T30">interface</text:span><text:span text:style-name="T26"> drawableShape {</text:span></text:p>
            <text:p text:style-name="P10"><text:span text:style-name="T27">public </text:span><text:span text:style-name="T31">abstract</text:span><text:span text:style-name="T27"> void draw();</text:span></text:p>
            <text:p text:style-name="P10"><text:span text:style-name="T27">public </text:span><text:span text:style-name="T31">abstract</text:span><text:span text:style-name="T27"> double area();</text:span></text:p>
            <text:p text:style-name="P9"><text:span text:style-name="T26">}</text:span></text:p>
            <text:list text:continue-numbering="true" text:style-name="L2">
              <text:list-item>
                <text:p text:style-name="P1">Classes <text:span text:style-name="T2">implement</text:span> these methods</text:p>
              </text:list-item>
            </text:list>
            <text:p text:style-name="P9"><text:span text:style-name="T26">public class Circle </text:span><text:span text:style-name="T30">implements</text:span><text:span text:style-name="T26"> drawableShape {</text:span></text:p>
            <text:p text:style-name="P10"><text:span text:style-name="T27">public void draw() { drawOval( x, y, r, r ); }</text:span></text:p>
            <text:p text:style-name="P10"><text:span text:style-name="T27">public double area() { return 2 * Math.PI * r * r; }</text:span></text:p>
            <text:list text:continue-numbering="true" text:style-name="L2">
              <text:list-item>
                <text:p text:style-name="P1">e.g., Java <text:span text:style-name="T2">Swing</text:span> programs that handle <text:span text:style-name="T2">events</text:span> implement the <text:span text:style-name="T1">action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Abstract classes vs. interfac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Abstract <text:span text:style-name="T2">superclasses</text:span> declare <text:span text:style-name="T2">identity</text:span>:</text:p>
                <text:list>
                  <text:list-item>
                    <text:p text:style-name="P1">“<text:span text:style-name="T1">Circle</text:span> is <text:span text:style-name="T2">a</text:span> <text:span text:style-name="T2">kind</text:span> of <text:span text:style-name="T1">TwoDimensionalShape</text:span>”</text:p>
                  </text:list-item>
                  <text:list-item>
                    <text:p text:style-name="P1">Each class can have only <text:span text:style-name="T2">one</text:span> superclass</text:p>
                    <text:list>
                      <text:list-item>
                        <text:p text:style-name="P1">No <text:span text:style-name="T2">multiple inheritance</text:span> in Java</text:p>
                      </text:list-item>
                    </text:list>
                  </text:list-item>
                  <text:list-item>
                    <text:p text:style-name="P1">Inherit methods, attributes; get <text:span text:style-name="T1">protected</text:span> access</text:p>
                  </text:list-item>
                </text:list>
              </text:list-item>
              <text:list-item>
                <text:p text:style-name="P1"><text:span text:style-name="T2">Interfaces</text:span> declare <text:span text:style-name="T2">capability</text:span>:</text:p>
                <text:list>
                  <text:list-item>
                    <text:p text:style-name="P1">“<text:span text:style-name="T1">Circle</text:span><text:span text:style-name="T11">s</text:span> <text:span text:style-name="T2">know how</text:span> to be <text:span text:style-name="T1">drawableShape</text:span>s”</text:p>
                  </text:list-item>
                  <text:list-item>
                    <text:p text:style-name="P1">May implement <text:span text:style-name="T2">multiple</text:span> interfaces</text:p>
                  </text:list-item>
                  <text:list-item>
                    <text:p text:style-name="P1">Interfaces are not <text:span text:style-name="T2">ADT</text:span>s (abstract data types), and do not contain attribut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25T08:42:07</meta:creation-date>
    <dc:language>en-US</dc:language>
    <meta:editing-cycles>11</meta:editing-cycles>
    <meta:editing-duration>PT03H49M13S</meta:editing-duration>
    <meta:initial-creator>sean ho</meta:initial-creator>
    <dc:date>2011-02-01T10:50:31</dc:date>
    <dc:creator>sean ho</dc:creator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